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A57A6FDF7F85CCB6.png" manifest:media-type="image/png"/>
  <manifest:file-entry manifest:full-path="Pictures/1000000000000100000001001C532A19ED54A51B.png" manifest:media-type="image/png"/>
  <manifest:file-entry manifest:full-path="Pictures/100000000000010000000100F1B5525AAF2AC57F.png" manifest:media-type="image/png"/>
  <manifest:file-entry manifest:full-path="Pictures/100000000000010000000100AB8AC0E3DE7A5690.png" manifest:media-type="image/png"/>
  <manifest:file-entry manifest:full-path="Pictures/100000000000010000000100531FC2B538FE5DA5.png" manifest:media-type="image/png"/>
  <manifest:file-entry manifest:full-path="Pictures/10000000000001000000010055523679F3A7F934.png" manifest:media-type="image/png"/>
  <manifest:file-entry manifest:full-path="Pictures/100000000000010000000100793CACBC3659DC80.png" manifest:media-type="image/png"/>
  <manifest:file-entry manifest:full-path="Pictures/1000000000000100000001003124B79EAFBD4683.png" manifest:media-type="image/png"/>
  <manifest:file-entry manifest:full-path="Pictures/100000000000010000000100BAF1ED8EF1965D8C.png" manifest:media-type="image/png"/>
  <manifest:file-entry manifest:full-path="Pictures/10000000000001000000010090A5ACBB287E29B7.png" manifest:media-type="image/png"/>
  <manifest:file-entry manifest:full-path="Pictures/10000000000001000000010068A7EA275399A641.png" manifest:media-type="image/png"/>
  <manifest:file-entry manifest:full-path="Pictures/100000000000010000000100A41D66019C2986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4" text:anchor-type="paragraph" svg:x="0.7in" svg:y="3.5701in" svg:width="2.6665in" svg:height="2.6665in" draw:z-index="3"><draw:image xlink:href="Pictures/1000000000000100000001003124B79EAFBD4683.png" xlink:type="simple" xlink:show="embed" xlink:actuate="onLoad"/></draw:frame></text:p>
      <text:p text:style-name="Standard"/>
      <text:p text:style-name="Standard"/>
      <text:p text:style-name="Standard"><draw:frame draw:style-name="fr1" draw:name="Image1" text:anchor-type="paragraph" svg:x="0.7in" svg:y="0.0701in" svg:width="2.6665in" svg:height="2.6665in" draw:z-index="0"><draw:image xlink:href="Pictures/100000000000010000000100AB8AC0E3DE7A5690.png" xlink:type="simple" xlink:show="embed" xlink:actuate="onLoad"/></draw:frame><draw:frame draw:style-name="fr1" draw:name="Image2" text:anchor-type="paragraph" svg:x="4.3in" svg:y="0.0701in" svg:width="2.6665in" svg:height="2.6665in" draw:z-index="1"><draw:image xlink:href="Pictures/100000000000010000000100793CACBC3659DC8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4.3in" svg:y="0.1126in" svg:width="2.6665in" svg:height="2.6665in" draw:z-index="2"><draw:image xlink:href="Pictures/100000000000010000000100F1B5525AAF2AC5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0.7in" svg:y="0.1862in" svg:width="2.6665in" svg:height="2.6665in" draw:z-index="11"><draw:image xlink:href="Pictures/100000000000010000000100531FC2B538FE5DA5.png" xlink:type="simple" xlink:show="embed" xlink:actuate="onLoad"/></draw:frame></text:p>
      <text:p text:style-name="Standard"><draw:frame draw:style-name="fr1" draw:name="Image5" text:anchor-type="paragraph" svg:x="4.3in" svg:y="0.0193in" svg:width="2.6665in" svg:height="2.6665in" draw:z-index="4"><draw:image xlink:href="Pictures/10000000000001000000010090A5ACBB287E29B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4.3in" svg:y="0.0902in" svg:width="2.6665in" svg:height="2.6665in" draw:z-index="5"><draw:image xlink:href="Pictures/100000000000010000000100BAF1ED8EF1965D8C.png" xlink:type="simple" xlink:show="embed" xlink:actuate="onLoad"/></draw:frame><draw:frame draw:style-name="fr1" draw:name="Image8" text:anchor-type="paragraph" svg:x="0.7in" svg:y="0.1098in" svg:width="2.6665in" svg:height="2.6665in" draw:z-index="6"><draw:image xlink:href="Pictures/10000000000001000000010068A7EA275399A641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4.3in" svg:y="1.7402in" svg:width="2.6665in" svg:height="2.6665in" draw:z-index="7"><draw:image xlink:href="Pictures/10000000000001000000010055523679F3A7F934.png" xlink:type="simple" xlink:show="embed" xlink:actuate="onLoad"/></draw:frame><draw:frame draw:style-name="fr1" draw:name="Image10" text:anchor-type="paragraph" svg:x="0.7in" svg:y="1.7402in" svg:width="2.6665in" svg:height="2.6665in" draw:z-index="8"><draw:image xlink:href="Pictures/100000000000010000000100A41D66019C2986CA.png" xlink:type="simple" xlink:show="embed" xlink:actuate="onLoad"/></draw:frame><draw:frame draw:style-name="fr1" draw:name="Image11" text:anchor-type="paragraph" svg:x="4.3in" svg:y="4.7in" svg:width="2.6665in" svg:height="2.6665in" draw:z-index="9"><draw:image xlink:href="Pictures/1000000000000100000001001C532A19ED54A51B.png" xlink:type="simple" xlink:show="embed" xlink:actuate="onLoad"/></draw:frame><draw:frame draw:style-name="fr1" draw:name="Image12" text:anchor-type="paragraph" svg:x="0.7in" svg:y="4.7in" svg:width="2.6665in" svg:height="2.6665in" draw:z-index="10"><draw:image xlink:href="Pictures/100000000000010000000100A57A6FDF7F85CC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18:23:40.683843420</meta:creation-date>
    <dc:date>2017-04-09T18:42:12.403258320</dc:date>
    <meta:editing-duration>PT10M17S</meta:editing-duration>
    <meta:editing-cycles>3</meta:editing-cycles>
    <meta:generator>LibreOffice/5.1.6.2$Linux_X86_64 LibreOffice_project/10m0$Build-2</meta:generator>
    <meta:document-statistic meta:table-count="0" meta:image-count="12" meta:object-count="0" meta:page-count="2" meta:paragraph-count="0" meta:word-count="0" meta:character-count="0" meta:non-whitespace-character-count="0"/>
  </office:meta>
</office:document-meta>
</file>